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80000610A0000291690476A42.wmf" manifest:media-type=""/>
  <manifest:file-entry manifest:full-path="Pictures/2000009400004155000032EC925FCB35.wmf" manifest:media-type=""/>
  <manifest:file-entry manifest:full-path="Pictures/2000006100004E0400002B8C21F5C9CB.wmf" manifest:media-type=""/>
  <manifest:file-entry manifest:full-path="Pictures/2000017300004D7C000028F5B1AAB027.wmf" manifest:media-type=""/>
  <manifest:file-entry manifest:full-path="Pictures/2000005000007C4D00003037DC1B99D7.wmf" manifest:media-type=""/>
  <manifest:file-entry manifest:full-path="Pictures/2000008200002CEE00001385120A9263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75cm" fo:min-width="7.84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791cm" fo:min-width="7.842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5cm" fo:min-width="7.87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135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3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931cm" fo:min-width="0cm" fo:padding-top="0.125cm" fo:padding-bottom="0.125cm" fo:padding-left="0.25cm" fo:padding-right="0.25cm" fo:wrap-option="no-wrap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2.529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simple" style:writing-mode="lr-tb"/>
    </style:style>
    <style:style style:name="P4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90%" fo:text-align="start" style:punctuation-wrap="simple" style:writing-mode="lr-tb"/>
    </style:style>
    <style:style style:name="P43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5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4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text-properties fo:font-size="20pt"/>
    </style:style>
    <style:style style:name="P51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2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6-02-14">14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4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5"><text:span text:style-name="T15">Prozess läuft zu einer Zeit in einem Ring</text:span></text:p>
                  </text:list-item>
                  <text:list-item>
                    <text:p text:style-name="P25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16">Ring 0: Kernelmodus (privilegiert, Zugriff auf Hardware möglich)</text:span></text:p>
                      </text:list-item>
                      <text:list-item>
                        <text:p text:style-name="P25"><text:span text:style-name="T16">Ring 3: Usermodus (nicht privilegiert)</text:span></text:p>
                      </text:list-item>
                      <text:list-item>
                        <text:p text:style-name="P25"><text:span text:style-name="T16">Übergang von Ring 3 nach Ring 0 über privilegierte Operation (int-Befehl)</text:span></text:p>
                      </text:list-item>
                      <text:list-item>
                        <text:p text:style-name="P25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6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1" draw:layer="layout" svg:width="10.803cm" svg:height="9.401cm" svg:x="2.897cm" svg:y="6.324cm">
          <text:p text:style-name="P31"><text:span text:style-name="T19"/></text:p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1" draw:layer="layout" svg:width="7.601cm" svg:height="6.587cm" svg:x="4.498cm" svg:y="7.735cm">
          <text:p text:style-name="P14"><text:span text:style-name="T20"/></text:p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1" draw:layer="layout" svg:width="5.621cm" svg:height="4.775cm" svg:x="5.477cm" svg:y="8.736cm">
          <text:p text:style-name="P14"><text:span text:style-name="T20"/></text:p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6" draw:layer="layout" svg:width="3.584cm" svg:height="2.768cm" svg:x="6.5cm" svg:y="9.741cm">
          <text:p text:style-name="P27"><text:span text:style-name="T18"/></text:p>
          <text:p text:style-name="P27"><text:span text:style-name="T18">Kernelmodus </text:span></text:p>
          <text:p text:style-name="P27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28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28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29"><text:span text:style-name="T20">Ring 3 </text:span></text:p>
          <text:p text:style-name="P29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0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1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1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2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2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6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4"><text:span text:style-name="T8"/></text:p>
          </draw:text-box>
        </draw:frame>
        <draw:frame draw:style-name="gr17" draw:text-style-name="P35" draw:layer="layout" svg:width="22.154cm" svg:height="11.395cm" svg:x="1.94cm" svg:y="5.539cm">
          <draw:image xlink:href="Pictures/2000017300004D7C000028F5B1AAB02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6"><text:span text:style-name="T15">Verbesserung des monolithischen Kernels: Flexibler und übersichtlicher</text:span></text:p>
              </text:list-item>
            </text:list>
            <text:p text:style-name="P36"><text:span text:style-name="T5"/></text:p>
          </draw:text-box>
        </draw:frame>
        <draw:frame draw:style-name="gr17" draw:text-style-name="P35" draw:layer="layout" svg:width="18.486cm" svg:height="10.301cm" svg:x="3.598cm" svg:y="6.209cm">
          <draw:image xlink:href="Pictures/2000006100004E0400002B8C21F5C9C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7"><text:span text:style-name="T8">Fileserver</text:span></text:p>
                      </text:list-item>
                      <text:list-item>
                        <text:p text:style-name="P37"><text:span text:style-name="T8">Memory Server (?)</text:span></text:p>
                      </text:list-item>
                      <text:list-item>
                        <text:p text:style-name="P37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<text:s/>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39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38"><text:span text:style-name="T16">Clientprozesse fordern Dienste über Nachrichten an die Serverprozesse an</text:span></text:p>
              </text:list-item>
              <text:list-item>
                <text:p text:style-name="P38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38"><text:span text:style-name="T16">Moderne Microkernel Familie: L7</text:span></text:p>
              </text:list-item>
              <text:list-item>
                <text:p text:style-name="P38"><text:span text:style-name="T16">Elementarer Kern ermöglicht verschiedene, darauf aufsetzende Betriebssysteme</text:span></text:p>
              </text:list-item>
              <text:list-item>
                <text:p text:style-name="P38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28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1" draw:layer="layout" svg:width="17.567cm" svg:height="2.036cm" svg:x="2.127cm" svg:y="15.645cm">
            <text:p text:style-name="P4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28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28" draw:layer="layout" svg:width="4.161cm" svg:height="0.927cm" svg:x="19.639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3" draw:layer="layout" svg:width="3.24cm" svg:height="1.269cm" svg:x="2.206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3" draw:layer="layout" svg:width="3.028cm" svg:height="1.269cm" svg:x="9.25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3" draw:layer="layout" svg:width="3.028cm" svg:height="1.269cm" svg:x="12.432cm" svg:y="11.455cm">
            <text:p text:style-name="P42"><text:span text:style-name="T8">Server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3" draw:layer="layout" svg:width="3.028cm" svg:height="1.269cm" svg:x="15.60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28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28" draw:layer="layout" svg:width="3.915cm" svg:height="0.758cm" svg:x="7.097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3" draw:layer="layout" svg:width="3.028cm" svg:height="1.269cm" svg:x="5.871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1" draw:layer="layout" svg:width="17.45cm" svg:height="1.624cm" svg:x="2.051cm" svg:y="15.101cm">
            <text:p text:style-name="P40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28" draw:layer="layout" svg:width="4.161cm" svg:height="0.927cm" svg:x="20.01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1" draw:layer="layout" svg:width="17.45cm" svg:height="0.799cm" svg:x="2.051cm" svg:y="9.543cm">
            <text:p text:style-name="P40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28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28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28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28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1" draw:layer="layout" svg:width="9.604cm" svg:height="1.766cm" svg:x="9.239cm" svg:y="5.318cm">
            <text:p text:style-name="P40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1" draw:layer="layout" svg:width="16.206cm" svg:height="1.766cm" svg:x="2.637cm" svg:y="7.209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1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1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1" draw:layer="layout" svg:width="17.567cm" svg:height="2.116cm" svg:x="1.79cm" svg:y="14.725cm">
            <text:p text:style-name="P4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28" draw:layer="layout" svg:width="4.161cm" svg:height="0.927cm" svg:x="19.743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1" draw:layer="layout" svg:width="17.567cm" svg:height="1.869cm" svg:x="1.79cm" svg:y="10.126cm">
            <text:p text:style-name="P40"><text:span text:style-name="T9">System Call Interface </text:span></text:p>
            <text:p text:style-name="P4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1" draw:layer="layout" svg:width="17.598cm" svg:height="2.402cm" svg:x="1.759cm" svg:y="12.124cm">
            <text:p text:style-name="P40"><text:span text:style-name="T9">Kernel</text:span><text:span text:style-name="T8"> </text:span></text:p>
            <text:p text:style-name="P40"><text:span text:style-name="T8">(Geräteverwaltung, Dateisystem, Speicherverwaltung, </text:span></text:p>
            <text:p text:style-name="P40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1" draw:layer="layout" svg:width="9.599cm" svg:height="1.869cm" svg:x="9.159cm" svg:y="5.527cm">
            <text:p text:style-name="P40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1" draw:layer="layout" svg:width="16.2cm" svg:height="1.869cm" svg:x="2.558cm" svg:y="7.524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4.63cm" svg:height="0.927cm" svg:x="1.886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1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39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38"><text:span text:style-name="T8">siehe auch </text:span><text:span text:style-name="T8"><text:a xlink:href="http://lxr.free-electrons.com/" xlink:type="simple">http://lxr.free-electrons.com</text:a></text:span><text:span text:style-name="T8"> 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2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0.996cm" svg:x="6.901cm" svg:y="3.726cm">
          <text:p text:style-name="P42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7.597cm" svg:height="1cm" svg:x="6.901cm" svg:y="4.926cm">
          <text:p text:style-name="P42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1cm" svg:x="6.901cm" svg:y="6.125cm">
          <text:p text:style-name="P42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3.399cm" svg:height="1.803cm" svg:x="14.9cm" svg:y="5.323cm">
          <text:p text:style-name="P42"><text:span text:style-name="T31">Prozess der </text:span></text:p>
          <text:p text:style-name="P42"><text:span text:style-name="T31">Subsysteme </text:span></text:p>
          <text:p text:style-name="P42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4.797cm" svg:height="1.803cm" svg:x="1.901cm" svg:y="5.323cm">
          <text:p text:style-name="P42"><text:span text:style-name="T21">NT-Dienste</text:span><text:span text:style-name="T20">: smss, </text:span></text:p>
          <text:p text:style-name="P42"><text:span text:style-name="T20">lsass, services, </text:span></text:p>
          <text:p text:style-name="P42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13.801cm" svg:height="1cm" svg:x="4.498cm" svg:y="7.523cm">
          <text:p text:style-name="P42"><text:span text:style-name="T21">Native NT-API </text:span><text:span text:style-name="T20">(C/C++-Routinen nt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30" draw:layer="layout" svg:width="13.4cm" svg:height="1.401cm" svg:x="4.899cm" svg:y="10.125cm">
          <text:p text:style-name="P42"><text:span text:style-name="T30">NTOS-Kernschicht</text:span><text:span text:style-name="T31"> </text:span></text:p>
          <text:p text:style-name="P42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4.059cm" svg:height="1.265cm" svg:x="19.64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4" draw:text-style-name="P32" draw:layer="layout" svg:width="1.401cm" svg:height="0.197cm" svg:x="18.29cm" svg:y="7.31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6" draw:style-name="gr13" draw:text-style-name="P44" draw:layer="layout" svg:width="3.911cm" svg:height="1.772cm" svg:x="19.672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2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30" draw:layer="layout" svg:width="4.201cm" svg:height="1.198cm" svg:x="2.297cm" svg:y="11.725cm">
          <text:p text:style-name="P42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44" draw:layer="layout" svg:width="6.6cm" svg:height="1.198cm" svg:x="6.698cm" svg:y="11.725cm">
          <text:p text:style-name="P42"><text:span text:style-name="T21">NTOS-Ausführungsschicht</text:span></text:p>
          <text:p text:style-name="P42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4.801cm" svg:height="1.198cm" svg:x="13.498cm" svg:y="11.725cm">
          <text:p text:style-name="P42"><text:span text:style-name="T31">GUI-Treiber</text:span></text:p>
          <text:p text:style-name="P42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3.123cm">
          <text:p text:style-name="P42"><text:span text:style-name="T30">HAL</text:span><text:span text:style-name="T31"> (hal.dll) <text:s/></text:span></text:p>
          <text:p text:style-name="P42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4.724cm">
          <text:p text:style-name="P42"><text:span text:style-name="T30">Hardware </text:span></text:p>
          <text:p text:style-name="P42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3.644cm" svg:height="3.293cm" svg:x="19.6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7" draw:text-style-name="P32" draw:layer="layout" svg:x1="14.9cm" svg:y1="4.325cm" svg:x2="19.499cm" svg:y2="4.325cm">
          <text:p/>
        </draw:line>
        <draw:custom-shape draw:name="Text Box 6" draw:style-name="gr14" draw:text-style-name="P44" draw:layer="layout" svg:width="5cm" svg:height="1.772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45" draw:layer="layout" svg:width="5.898cm" svg:height="1.265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2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2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38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38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8">Unix ➜ BSD ➜ NeXTStep ➜ Darwin ➜ Mac OS X</text:span></text:p>
                </text:list-item>
              </text:list>
            </text:list-item>
            <text:list-item>
              <text:p text:style-name="P38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38"><text:span text:style-name="T15">Abgewandelt auch in iOS für Apple iPhone, iPad, ...</text:span></text:p>
            </text:list-item>
          </text:list>
          <text:p text:style-name="P4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8" draw:text-style-name="P41" draw:layer="layout" svg:width="8.341cm" svg:height="0.999cm" svg:x="6.807cm" svg:y="16.602cm">
          <text:p text:style-name="P40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4.326cm" svg:height="1.603cm" svg:x="15.674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28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1" draw:text-style-name="P41" draw:layer="layout" svg:width="8.378cm" svg:height="1.199cm" svg:x="6.828cm" svg:y="11.6cm">
          <text:p text:style-name="P40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2" draw:text-style-name="P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9" draw:text-style-name="P28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48" draw:layer="layout" svg:width="5.028cm" svg:height="2.027cm" svg:x="0.6cm" svg:y="11.773cm">
          <text:p text:style-name="P29"><text:span text:style-name="T36">API für Rückwärts-</text:span><text:span text:style-name="T36"><text:line-break/></text:span><text:span text:style-name="T36">kompatibilität</text:span></text:p>
          <text:p text:style-name="P29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5" draw:text-style-name="P35" draw:layer="layout" svg:x1="5.2cm" svg:y1="12.8cm" svg:x2="6.209cm" svg:y2="13.4cm">
          <text:p/>
        </draw:line>
        <draw:custom-shape draw:name="Text Box 8" draw:style-name="gr13" draw:text-style-name="P48" draw:layer="layout" svg:width="3.293cm" svg:height="0.843cm" svg:x="16.369cm" svg:y="14.473cm">
          <text:p text:style-name="P29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35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4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3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3"><text:span text:style-name="T16">Heute keine Praxisrelevanz</text:span></text:p>
                  </text:list-item>
                </text:list>
              </text:list-item>
              <text:list-item>
                <text:p text:style-name="P24"><text:span text:style-name="T13">Kommunikations-Middleware</text:span><text:span text:style-name="T5">:</text:span></text:p>
                <text:list>
                  <text:list-item>
                    <text:p text:style-name="P33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3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p text:style-name="P26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Client und Server </text:span></text:p>
              </text:list-item>
              <text:list-item>
                <text:p text:style-name="P38"><text:span text:style-name="T15">Client und Serverkomponenten sind üblicherweise über ein Netzwerk verteilt </text:span></text:p>
              </text:list-item>
              <text:list-item>
                <text:p text:style-name="P38"><text:span text:style-name="T15">Client und Server kommunizieren über Request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56" draw:text-style-name="P1" draw:layer="layout" svg:width="3.028cm" svg:height="1.269cm" svg:x="17.414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5cm" svg:height="0.758cm" svg:x="7.201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1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1" draw:layer="layout" svg:width="3.028cm" svg:height="1.269cm" svg:x="13.5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1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1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1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1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1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9.525cm" svg:y1="13.418cm" svg:x2="9.525cm" svg:y2="11.09cm">
          <text:p/>
        </draw:line>
        <draw:line draw:name="Line 22" draw:style-name="gr59" draw:text-style-name="P1" draw:layer="layout" svg:x1="7.62cm" svg:y1="13.418cm" svg:x2="9.525cm" svg:y2="13.418cm">
          <text:p/>
        </draw:line>
        <draw:line draw:name="Line 23" draw:style-name="gr59" draw:text-style-name="P1" draw:layer="layout" svg:x1="7.62cm" svg:y1="13.418cm" svg:x2="7.62cm" svg:y2="11.09cm">
          <text:p/>
        </draw:line>
        <draw:line draw:name="Line 24" draw:style-name="gr60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Publisher und Subscriber</text:span></text:p>
              </text:list-item>
              <text:list-item>
                <text:p text:style-name="P38"><text:span text:style-name="T15">Publisher und Subscriberkomponenten sind üblicherweise über ein Netzwerk verteilt </text:span></text:p>
              </text:list-item>
              <text:list-item>
                <text:p text:style-name="P38"><text:span text:style-name="T15">Client und Server kommunizieren über (transparente) Message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22" draw:text-style-name="P43" draw:layer="layout" svg:width="3.028cm" svg:height="1.269cm" svg:x="17.414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28" draw:layer="layout" svg:width="4.423cm" svg:height="0.758cm" svg:x="11.55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43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3" draw:layer="layout" svg:width="3.028cm" svg:height="1.269cm" svg:x="13.547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1" draw:text-style-name="P43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3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1" draw:text-style-name="P43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3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1" draw:text-style-name="P43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11.825cm" svg:y1="13.418cm" svg:x2="11.825cm" svg:y2="11.09cm">
          <text:p/>
        </draw:line>
        <draw:line draw:name="Line 22" draw:style-name="gr59" draw:text-style-name="P1" draw:layer="layout" svg:x1="11.82cm" svg:y1="13.418cm" svg:x2="13.725cm" svg:y2="13.418cm">
          <text:p/>
        </draw:line>
        <draw:line draw:name="Line 23" draw:style-name="gr59" draw:text-style-name="P1" draw:layer="layout" svg:x1="13.72cm" svg:y1="13.418cm" svg:x2="13.72cm" svg:y2="11.09cm">
          <text:p/>
        </draw:line>
        <draw:line draw:name="Line 24" draw:style-name="gr60" draw:text-style-name="P1" draw:layer="layout" svg:x1="12.855cm" svg:y1="14.688cm" svg:x2="13.066cm" svg:y2="13.418cm">
          <text:p/>
        </draw:line>
        <draw:custom-shape draw:name="Text Box 25" draw:style-name="gr13" draw:text-style-name="P28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28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8" draw:text-style-name="P1" draw:layer="layout" svg:x1="7.581cm" svg:y1="13.357cm" svg:x2="7.581cm" svg:y2="11.029cm">
          <text:p/>
        </draw:line>
        <draw:line draw:name="Line 22" draw:style-name="gr59" draw:text-style-name="P1" draw:layer="layout" svg:x1="7.576cm" svg:y1="13.357cm" svg:x2="9.481cm" svg:y2="13.357cm">
          <text:p/>
        </draw:line>
        <draw:line draw:name="Line 23" draw:style-name="gr59" draw:text-style-name="P1" draw:layer="layout" svg:x1="9.376cm" svg:y1="13.357cm" svg:x2="9.376cm" svg:y2="11.029cm">
          <text:p/>
        </draw:line>
        <draw:line draw:name="Line 24" draw:style-name="gr60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2" draw:text-style-name="P1" draw:layer="layout" svg:width="21.166cm" svg:height="1.269cm" svg:x="1.905cm" svg:y="3.726cm">
          <text:list text:style-name="L10">
            <text:list-item>
              <text:p text:style-name="P51"><text:span text:style-name="T37">Eigenes Betriebssystem auf jedem Peer</text:span></text:p>
            </text:list-item>
            <text:list-item>
              <text:p text:style-name="P51"><text:span text:style-name="T37">Keine Rollenaufteilung wie im Client-/Server-Modell</text:span></text:p>
            </text:list-item>
            <text:list-item>
              <text:p text:style-name="P51"><text:span text:style-name="T37">Varianten: pur, hybrid, Superpeer (Weiterentwicklung von hybrid)</text:span></text:p>
            </text:list-item>
          </text:list>
          <text:p text:style-name="P52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0.743cm" svg:height="8.996cm" svg:x="2.328cm" svg:y="8.29cm">
          <draw:image xlink:href="Pictures/2000008200002CEE00001385120A926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38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38"><text:span text:style-name="T15">Verteilt werden Anwendungs-Clients und -Server</text:span></text:p>
              </text:list-item>
              <text:list-item>
                <text:p text:style-name="P38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591cm" svg:height="7.126cm" svg:x="3.634cm" svg:y="9.49cm">
          <draw:image xlink:href="Pictures/2000005000007C4D00003037DC1B99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6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8">Web-Server</text:span></text:p>
                  </text:list-item>
                  <text:list-item>
                    <text:p text:style-name="P53"><text:span text:style-name="T8">Application Server</text:span></text:p>
                  </text:list-item>
                  <text:list-item>
                    <text:p text:style-name="P53"><text:span text:style-name="T8">Datenbanksystem</text:span></text:p>
                  </text:list-item>
                </text:list>
              </text:list-item>
              <text:list-item>
                <text:p text:style-name="P26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4" draw:text-style-name="P1" draw:layer="layout" svg:width="3.028cm" svg:height="1.269cm" svg:x="17.67cm" svg:y="12.255cm">
          <text:p text:style-name="P42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7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83cm" svg:height="0.758cm" svg:x="2.403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1" draw:layer="layout" svg:width="3.028cm" svg:height="0.846cm" svg:x="17.67cm" svg:y="13.481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1" draw:layer="layout" svg:width="3.028cm" svg:height="1.269cm" svg:x="13.758cm" svg:y="11.126cm">
          <text:p text:style-name="P42"><text:span text:style-name="T36">Appl.</text:span></text:p>
          <text:p text:style-name="P42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3.028cm" svg:height="0.846cm" svg:x="13.758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4" draw:text-style-name="P1" draw:layer="layout" svg:width="3.028cm" svg:height="1.269cm" svg:x="5.292cm" svg:y="12.056cm">
          <text:p text:style-name="P42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1" draw:layer="layout" svg:width="3.028cm" svg:height="0.846cm" svg:x="5.292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4" draw:text-style-name="P1" draw:layer="layout" svg:width="3.439cm" svg:height="1.269cm" svg:x="9.459cm" svg:y="11.055cm">
          <text:p text:style-name="P42"><text:span text:style-name="T36">Web-</text:span></text:p>
          <text:p text:style-name="P42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1" draw:layer="layout" svg:width="3.439cm" svg:height="0.846cm" svg:x="9.459cm" svg:y="13.172cm">
          <text:p text:style-name="P42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59" draw:text-style-name="P1" draw:layer="layout" svg:x1="7.831cm" svg:y1="15.134cm" svg:x2="9.736cm" svg:y2="15.134cm">
          <text:p/>
        </draw:line>
        <draw:line draw:name="Line 20" draw:style-name="gr60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4" draw:layer="layout" svg:width="2.799cm" svg:height="0.846cm" svg:x="10.098cm" svg:y="12.325cm">
          <text:p text:style-name="P42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5" draw:text-style-name="P54" draw:layer="layout" svg:width="3.028cm" svg:height="0.846cm" svg:x="13.758cm" svg:y="12.396cm">
          <text:p text:style-name="P42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9" draw:text-style-name="P1" draw:layer="layout" svg:x1="7.831cm" svg:y1="15.134cm" svg:x2="7.699cm" svg:y2="13.123cm">
          <text:p/>
        </draw:line>
        <draw:line draw:name="Line 27" draw:style-name="gr58" draw:text-style-name="P1" draw:layer="layout" svg:x1="9.736cm" svg:y1="15.134cm" svg:x2="9.736cm" svg:y2="12.382cm">
          <text:p/>
        </draw:line>
        <draw:line draw:name="Line 28" draw:style-name="gr59" draw:text-style-name="P1" draw:layer="layout" svg:x1="11.853cm" svg:y1="15.134cm" svg:x2="11.853cm" svg:y2="12.382cm">
          <text:p/>
        </draw:line>
        <draw:line draw:name="Line 29" draw:style-name="gr59" draw:text-style-name="P1" draw:layer="layout" svg:x1="11.853cm" svg:y1="15.134cm" svg:x2="14.181cm" svg:y2="15.134cm">
          <text:p/>
        </draw:line>
        <draw:line draw:name="Line 30" draw:style-name="gr58" draw:text-style-name="P1" draw:layer="layout" svg:x1="14.181cm" svg:y1="15.134cm" svg:x2="14.181cm" svg:y2="12.382cm">
          <text:p/>
        </draw:line>
        <draw:line draw:name="Line 32" draw:style-name="gr60" draw:text-style-name="P1" draw:layer="layout" svg:x1="6.138cm" svg:y1="15.134cm" svg:x2="7.831cm" svg:y2="14.71cm">
          <text:p/>
        </draw:line>
        <draw:line draw:name="Line 33" draw:style-name="gr59" draw:text-style-name="P1" draw:layer="layout" svg:x1="16.51cm" svg:y1="15.134cm" svg:x2="16.51cm" svg:y2="12.382cm">
          <text:p/>
        </draw:line>
        <draw:line draw:name="Line 34" draw:style-name="gr59" draw:text-style-name="P1" draw:layer="layout" svg:x1="16.51cm" svg:y1="15.134cm" svg:x2="17.991cm" svg:y2="15.134cm">
          <text:p/>
        </draw:line>
        <draw:line draw:name="Line 35" draw:style-name="gr58" draw:text-style-name="P1" draw:layer="layout" svg:x1="17.991cm" svg:y1="15.134cm" svg:x2="18.101cm" svg:y2="13.326cm">
          <text:p/>
        </draw:line>
        <draw:line draw:name="Line 36" draw:style-name="gr57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66cm" svg:height="0.758cm" svg:x="8.24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17cm" svg:height="0.758cm" svg:x="19.496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0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53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3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3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3"><text:span text:style-name="T34">Probleme: </text:span></text:p>
                <text:list>
                  <text:list-item>
                    <text:p text:style-name="P25"><text:span text:style-name="T16">Verteilung von Programmänderungen auf Clientrechner ist teuer</text:span></text:p>
                  </text:list-item>
                  <text:list-item>
                    <text:p text:style-name="P25"><text:span text:style-name="T16">Leichtere Angriffe auf dezentrale Systeme möglich (Sicherheitsaspekt)</text:span></text:p>
                  </text:list-item>
                  <text:list-item>
                    <text:p text:style-name="P25"><text:span text:style-name="T16">...</text:span></text:p>
                  </text:list-item>
                </text:list>
              </text:list-item>
              <text:list-item>
                <text:p text:style-name="P25"><text:span text:style-name="T15">Terminalserver dienen der </text:span><text:span text:style-name="T34">Reduzierung</text:span><text:span text:style-name="T15"> </text:span><text:span text:style-name="T34">der Probleme</text:span><text:span text:style-name="T38"> </text:span></text:p>
              </text:list-item>
              <text:list-item>
                <text:p text:style-name="P25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7.956cm" svg:height="13.97cm" svg:x="3.669cm" svg:y="3.316cm">
          <draw:image xlink:href="Pictures/2000009400004155000032EC925FCB3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3"><text:span text:style-name="T5">Virtuelle Maschine verhält sich wie die reale Maschine</text:span></text:p>
              </text:list-item>
              <text:list-item>
                <text:p text:style-name="P33"><text:span text:style-name="T5">Diverse Varianten:</text:span></text:p>
                <text:list>
                  <text:list-item>
                    <text:p text:style-name="P25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5"><text:span text:style-name="T16">Storage Virtualisierung</text:span></text:p>
                  </text:list-item>
                  <text:list-item>
                    <text:p text:style-name="P25"><text:span text:style-name="T16">Anwendungsvirtualisierung (Sandbox)</text:span></text:p>
                  </text:list-item>
                  <text:list-item>
                    <text:p text:style-name="P25"><text:span text:style-name="T16">Virtuelle Prozessumgebungen (Prozessmodell und virtueller Speicher)</text:span></text:p>
                  </text:list-item>
                  <text:list-item>
                    <text:p text:style-name="P25"><text:span text:style-name="T16">Virtuelle Prozessoren: Java Virtual Machine (JVM)</text:span></text:p>
                  </text:list-item>
                  <text:list-item>
                    <text:p text:style-name="P25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Grobes Virtualisierungsmodell mit unterschiedlichen Ausprägungen (Hypervisor Typ 1, Typ2 …)</text:span></text:p>
              </text:list-item>
              <text:list-item>
                <text:p text:style-name="P24"><text:span text:style-name="T5">Mehr dazu später</text:span></text:p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944cm" svg:height="7.973cm" svg:x="2.656cm" svg:y="8.027cm">
          <draw:image xlink:href="Pictures/200000380000610A0000291690476A4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Wird heute immer mehr eingesetzt!</text:span></text:p>
              </text:list-item>
              <text:list-item>
                <text:p text:style-name="P24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Java Virtual Machine</text:span></text:p>
                  </text:list-item>
                  <text:list-item>
                    <text:p text:style-name="P26"><text:span text:style-name="T15">.NET Common Language Runtime</text:span></text:p>
                  </text:list-item>
                </text:list>
              </text:list-item>
              <text:list-item>
                <text:p text:style-name="P24"><text:span text:style-name="T5">Bytecode wird meist interpretiert</text:span></text:p>
              </text:list-item>
              <text:list-item>
                <text:p text:style-name="P24"><text:span text:style-name="T5">Vorteil</text:span></text:p>
                <text:list>
                  <text:list-item>
                    <text:p text:style-name="P26"><text:span text:style-name="T15">Programme werden unabhängig von der Systemplattform</text:span></text:p>
                  </text:list-item>
                  <text:list-item>
                    <text:p text:style-name="P26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39">Cloud = Rechnerwolke</text:span></text:p>
              </text:list-item>
              <text:list-item>
                <text:p text:style-name="P24"><text:span text:style-name="T39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40">Rechenkapazität, Betriebssysteme, Datenspeicher, Software</text:span></text:p>
                  </text:list-item>
                </text:list>
              </text:list-item>
              <text:list-item>
                <text:p text:style-name="P24"><text:span text:style-name="T39">Man unterscheidet aus Betreibersicht:</text:span></text:p>
                <text:list>
                  <text:list-item>
                    <text:p text:style-name="P26"><text:span text:style-name="T41">Private Cloud</text:span></text:p>
                  </text:list-item>
                  <text:list-item>
                    <text:p text:style-name="P26"><text:span text:style-name="T41">Public Cloud</text:span></text:p>
                  </text:list-item>
                  <text:list-item>
                    <text:p text:style-name="P26"><text:span text:style-name="T41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4"><text:span text:style-name="T39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3"><text:span text:style-name="T40">Cloud-Provider bietet Zugang zu virtualisierten Rechnern (inkl. BS) und Speichersystemen</text:span><text:span text:style-name="T40"><text:line-break/></text:span><text:span text:style-name="T42">→</text:span><text:span text:style-name="T40"> Basis ist Betriebssystemvirtualisierung</text:span></text:p>
                      </text:list-item>
                      <text:list-item>
                        <text:p text:style-name="P33"><text:span text:style-name="T40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39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3"><text:span text:style-name="T40">Cloud-Provider bietet Zugang zu Programmierungsumgebungen</text:span></text:p>
                  </text:list-item>
                  <text:list-item>
                    <text:p text:style-name="P33"><text:span text:style-name="T40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39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0">Cloud-Provider bietet Zugang zu Anwendungsprogrammen</text:span></text:p>
                  </text:list-item>
                  <text:list-item>
                    <text:p text:style-name="P23"><text:span text:style-name="T40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56"><text:span text:style-name="T8">Einführung in Computersysteme</text:span></text:p>
            </text:list-item>
            <text:list-item>
              <text:p text:style-name="P56"><text:span text:style-name="T8">Entwicklung von Betriebssystemen</text:span></text:p>
            </text:list-item>
            <text:list-item>
              <text:p text:style-name="P56"><text:span text:style-name="T8">Architekturansätze</text:span></text:p>
            </text:list-item>
          </text:list>
          <text:list text:style-name="L17">
            <text:list-item>
              <text:p text:style-name="P56"><text:span text:style-name="T8">Interruptverarbeitung in Betriebssystemen</text:span></text:p>
            </text:list-item>
            <text:list-item>
              <text:p text:style-name="P56"><text:span text:style-name="T8">Prozesse und Threads</text:span></text:p>
            </text:list-item>
            <text:list-item>
              <text:p text:style-name="P56"><text:span text:style-name="T8">CPU-Scheduling</text:span></text:p>
            </text:list-item>
            <text:list-item>
              <text:p text:style-name="P56"><text:span text:style-name="T8">Synchronisation und Kommunikation</text:span></text:p>
            </text:list-item>
            <text:list-item>
              <text:p text:style-name="P56"><text:span text:style-name="T8">Speicherverwaltung </text:span></text:p>
            </text:list-item>
            <text:list-item>
              <text:p text:style-name="P56"><text:span text:style-name="T8">Geräte- und Dateiverwaltung</text:span></text:p>
            </text:list-item>
            <text:list-item>
              <text:p text:style-name="P56"><text:span text:style-name="T8">Betriebssystemvirtualisierung</text:span></text:p>
            </text:list-item>
          </text:list>
          <text:p text:style-name="P56"><text:span text:style-name="T8"/></text:p>
          <text:p text:style-name="P5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4">14.02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6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3" draw:layer="backgroundobjects" svg:width="17.495cm" svg:height="2.116cm" svg:x="1.905cm" svg:y="0.80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906cm" svg:height="0.843cm" svg:x="14.8cm" svg:y="18.207cm">
        <draw:text-box>
          <text:p text:style-name="MP4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71</meta:editing-cycles>
    <meta:print-date>1999-04-08T16:15:23</meta:print-date>
    <meta:creation-date>1997-06-07T14:48:20</meta:creation-date>
    <dc:date>2016-02-14T16:49:51.033885178</dc:date>
    <meta:editing-duration>P4DT18M27S</meta:editing-duration>
    <meta:generator>LibreOffice/4.3.3.2$Linux_X86_64 LibreOffice_project/430m0$Build-2</meta:gener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